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officeooo:rsid="00191f6f" officeooo:paragraph-rsid="00191f6f"/>
    </style:style>
    <style:style style:name="P2" style:family="paragraph" style:parent-style-name="Table_20_Contents">
      <style:paragraph-properties fo:text-align="end" style:justify-single-word="false"/>
      <style:text-properties officeooo:rsid="00191f6f" officeooo:paragraph-rsid="00191f6f"/>
    </style:style>
    <style:style style:name="P3" style:family="paragraph" style:parent-style-name="Table_20_Contents">
      <style:text-properties fo:font-size="3pt" style:font-size-asian="3pt" style:font-size-complex="3pt"/>
    </style:style>
    <style:style style:name="P4" style:family="paragraph" style:parent-style-name="Header">
      <style:text-properties fo:font-size="4pt" style:font-size-asian="3.5pt" style:font-size-complex="4pt"/>
    </style:style>
    <style:style style:name="P5" style:family="paragraph" style:parent-style-name="Standard">
      <style:paragraph-properties fo:text-align="center" style:justify-single-word="false"/>
      <style:text-properties officeooo:rsid="00143f08" officeooo:paragraph-rsid="00143f08"/>
    </style:style>
    <style:style style:name="P6" style:family="paragraph" style:parent-style-name="Standard">
      <style:paragraph-properties fo:text-align="start" style:justify-single-word="false"/>
      <style:text-properties officeooo:rsid="00143f08" officeooo:paragraph-rsid="00143f08"/>
    </style:style>
    <style:style style:name="P7" style:family="paragraph" style:parent-style-name="Standard">
      <style:paragraph-properties fo:text-align="center" style:justify-single-word="false"/>
      <style:text-properties fo:font-size="8pt" officeooo:rsid="00143f08" officeooo:paragraph-rsid="00143f08" style:font-size-asian="7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26pt" officeooo:rsid="00143f08" officeooo:paragraph-rsid="00143f08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15pt" officeooo:rsid="00143f08" officeooo:paragraph-rsid="00143f08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officeooo:rsid="0017d74a" officeooo:paragraph-rsid="0017d74a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1" style:master-page-name="">
      <style:paragraph-properties fo:margin-left="0.499cm" fo:margin-right="0cm" fo:margin-top="0cm" fo:margin-bottom="0cm" style:contextual-spacing="false" fo:text-align="justify" style:justify-single-word="false" fo:text-indent="-0.499cm" style:auto-text-indent="false" style:page-number="auto" fo:background-color="transparent">
        <style:tab-stops/>
        <style:background-image/>
      </style:paragraph-properties>
      <style:text-properties officeooo:rsid="001d9e09" officeooo:paragraph-rsid="001d9e09"/>
    </style:style>
    <style:style style:name="P13" style:family="paragraph" style:parent-style-name="Standard" style:list-style-name="L1" style:master-page-name="">
      <style:paragraph-properties fo:margin-left="0.499cm" fo:margin-right="0cm" fo:margin-top="0cm" fo:margin-bottom="0cm" style:contextual-spacing="false" fo:text-align="justify" style:justify-single-word="false" fo:text-indent="-0.499cm" style:auto-text-indent="false" style:page-number="auto" fo:background-color="transparent">
        <style:tab-stops/>
        <style:background-image/>
      </style:paragraph-properties>
      <style:text-properties officeooo:rsid="001d9e09" officeooo:paragraph-rsid="001d9e09"/>
    </style:style>
    <style:style style:name="P14" style:family="paragraph" style:parent-style-name="Standard" style:list-style-name="L1" style:master-page-name="">
      <style:paragraph-properties fo:margin-left="0.499cm" fo:margin-right="0cm" fo:margin-top="0cm" fo:margin-bottom="0cm" style:contextual-spacing="false" fo:text-align="justify" style:justify-single-word="false" fo:text-indent="-0.499cm" style:auto-text-indent="false" style:page-number="auto" fo:background-color="transparent">
        <style:tab-stops/>
        <style:background-image/>
      </style:paragraph-properties>
      <style:text-properties officeooo:rsid="001d9e09" officeooo:paragraph-rsid="001d9e09"/>
    </style:style>
    <style:style style:name="P15" style:family="paragraph" style:parent-style-name="Standard" style:list-style-name="L1" style:master-page-name="">
      <style:paragraph-properties fo:margin-left="0.499cm" fo:margin-right="0cm" fo:margin-top="0cm" fo:margin-bottom="0cm" style:contextual-spacing="false" fo:text-align="justify" style:justify-single-word="false" fo:text-indent="-0.499cm" style:auto-text-indent="false" style:page-number="auto" fo:background-color="transparent">
        <style:tab-stops/>
        <style:background-image/>
      </style:paragraph-properties>
      <style:text-properties officeooo:rsid="001d9e09" officeooo:paragraph-rsid="001d9e09"/>
    </style:style>
    <style:style style:name="P16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rsid="00143f08" officeooo:paragraph-rsid="001d9e09"/>
    </style:style>
    <style:style style:name="P17" style:family="paragraph" style:parent-style-name="Standard">
      <style:paragraph-properties fo:margin-left="0cm" fo:margin-right="0cm" fo:margin-top="0cm" fo:margin-bottom="0.3cm" style:contextual-spacing="false" fo:text-align="justify" style:justify-single-word="false" fo:text-indent="0cm" style:auto-text-indent="false">
        <style:tab-stops/>
      </style:paragraph-properties>
      <style:text-properties officeooo:rsid="001b1e03" officeooo:paragraph-rsid="001d9e09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91f6f" officeooo:paragraph-rsid="00191f6f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b1e03" officeooo:paragraph-rsid="001b1e03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b1e03" officeooo:paragraph-rsid="001d9e09"/>
    </style:style>
    <style:style style:name="P21" style:family="paragraph" style:parent-style-name="Standard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1d9e09" officeooo:paragraph-rsid="001d9e09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Standard">
      <style:paragraph-properties style:page-number="1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5a989"/>
    </style:style>
    <style:style style:name="T2" style:family="text">
      <style:text-properties officeooo:rsid="002201f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1.109cm" fo:margin-left="0.16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1.744cm" fo:margin-left="0.16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2.379cm" fo:margin-left="0.16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3.014cm" fo:margin-left="0.16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3.649cm" fo:margin-left="0.16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4.284cm" fo:margin-left="0.16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4.919cm" fo:margin-left="0.16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5.554cm" fo:margin-left="0.16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6.189cm" fo:margin-left="0.161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XorCrypt</text:p>
      <text:p text:style-name="P7"/>
      <text:p text:style-name="P9">Datei-<text:span text:style-name="T1">Format und V</text:span>erschlüsselungs-Tool</text:p>
      <text:p text:style-name="P5"/>
      <text:p text:style-name="P5"/>
      <text:p text:style-name="P5">von Jochen Ertel</text:p>
      <text:p text:style-name="P5"/>
      <text:p text:style-name="P5">20.01.2018</text:p>
      <text:p text:style-name="P6"/>
      <text:p text:style-name="P6"/>
      <text:p text:style-name="P6"/>
      <text:p text:style-name="P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Inhaltsverzeichnis</text:p>
          </text:index-title>
          <text:p text:style-name="P23"><text:a xlink:type="simple" xlink:href="#__RefHeading__255_1084124770" text:style-name="Index_20_Link" text:visited-style-name="Index_20_Link">1 Überblick<text:tab/>2</text:a></text:p>
          <text:p text:style-name="P23"><text:a xlink:type="simple" xlink:href="#__RefHeading__257_1084124770" text:style-name="Index_20_Link" text:visited-style-name="Index_20_Link">2 XorCrypt-Format<text:tab/>2</text:a></text:p>
          <text:p text:style-name="P25"><text:a xlink:type="simple" xlink:href="#__RefHeading__259_1084124770" text:style-name="Index_20_Link" text:visited-style-name="Index_20_Link">2.1 Zielstellung<text:tab/>2</text:a></text:p>
        </text:index-body>
      </text:table-of-content>
      <text:p text:style-name="P10"/>
      <text:p text:style-name="P10"/>
      <text:p text:style-name="P10"/>
      <text:h text:style-name="P22" text:outline-level="1"><text:bookmark-start text:name="__RefHeading__255_1084124770"/>Überblick <text:bookmark-end text:name="__RefHeading__255_1084124770"/></text:h>
      <text:p text:style-name="P18">XorCrypt ist in erster Linie ein minimalistisches Datei-Format für eine passwortbasierte Datei-Verschlüsselung, welche Vertraulichkeit und Integrität einer Datei sicherstellt. Als Algorithmen sind AES-256 im Counter-Modus (Verschlüsselung) und SHA-256 im HMAC-Modus (Integritätssicherung) festgelegt. Die zwei erforderlichen Schlüssel werden per SHA-256 basiertem PBKDF2 Algorithmus aus dem Passwort abgeleitet.</text:p>
      <text:p text:style-name="P18"/>
      <text:p text:style-name="P18">Unabhängig von der Datei-Format-Spezifikation wird in diesem Dokument eine Implementierung, das Tool XorCrypt, beschrieben. Dieses erlaubt es, Dateien im XorCrypt-Format zu ver- und entschlüsseln. Es steht als C-Quellcode für Debian-basierte Linux-Betriebssysteme zur Verfügung und kann dort als Kommandozeilen-Applikation gebaut und verwendet werden. </text:p>
      <text:p text:style-name="P18"/>
      <text:h text:style-name="Heading_20_1" text:outline-level="1"><text:bookmark-start text:name="__RefHeading__257_1084124770"/>XorCrypt-Format <text:bookmark-end text:name="__RefHeading__257_1084124770"/></text:h>
      <text:h text:style-name="Heading_20_2" text:outline-level="2"><text:bookmark-start text:name="__RefHeading__259_1084124770"/><text:span text:style-name="T2">Zielstellung</text:span> <text:bookmark-end text:name="__RefHeading__259_1084124770"/></text:h>
      <text:p text:style-name="P19">Bei der Spezifikation von XorCrypt wurden folgende Ziele verfolgt:</text:p>
      <text:p text:style-name="P19"/>
      <text:list xml:id="list7468168112253871461" text:style-name="L1">
        <text:list-item>
          <text:p text:style-name="P12">Es sollte ein möglichst einfaches Verfahren sein.</text:p>
        </text:list-item>
        <text:list-item>
          <text:p text:style-name="P21">Die Verschlüsselung sollte passwortbasiert erfolgen. </text:p>
        </text:list-item>
        <text:list-item>
          <text:p text:style-name="P21">Tools zur Ver- und Entschlüsselung sollten ohne großen Aufwand implementierbar sein. </text:p>
        </text:list-item>
        <text:list-item>
          <text:p text:style-name="P12">Es sollte aktuellen kryptografischen Sicherheitsanforderungen genügen, d.h. möglichst <text:s/>von niemandem auf dieser Welt zu brechen sein (unter der Vorraussetzung eines entsprechend lang gewählten Passwortes).</text:p>
        </text:list-item>
        <text:list-item>
          <text:p text:style-name="P21">Es sollte auf standardisierten kryptografischen Verfahren basieren.</text:p>
        </text:list-item>
        <text:list-item>
          <text:p text:style-name="P12">Die Entschlüsselung sollte nicht zu einer Fehlerfortpflanzung führen, d.h ein gekipptes Bit im Chiffrat sollte auch nur ein gekipptes Bit im entschlüsselten Klartext zur Folge haben.</text:p>
        </text:list-item>
        <text:list-item>
          <text:p text:style-name="P12">Eine verschlüsselte XorCrypt-Datei sollte als solche nicht identifizierbar sein, d.h. sie sollte sich nicht von einem Zufalls-Bytestrom unterscheiden.</text:p>
        </text:list-item>
      </text:list>
      <text:p text:style-name="P20"/>
      <text:p text:style-name="P20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Liberation Sans1" fo:font-family="'Liberation Sans'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5.821cm"/>
    </style:style>
    <style:style style:name="Tabelle1.A1" style:family="table-cell">
      <style:table-cell-properties fo:padding="0.049cm" fo:border="none"/>
    </style:style>
    <style:style style:name="Tabelle1.A2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officeooo:rsid="00191f6f" officeooo:paragraph-rsid="00191f6f"/>
    </style:style>
    <style:style style:name="MP2" style:family="paragraph" style:parent-style-name="Table_20_Contents">
      <style:paragraph-properties fo:text-align="end" style:justify-single-word="false"/>
      <style:text-properties officeooo:rsid="00191f6f" officeooo:paragraph-rsid="00191f6f"/>
    </style:style>
    <style:style style:name="MP3" style:family="paragraph" style:parent-style-name="Table_20_Contents">
      <style:text-properties fo:font-size="3pt" style:font-size-asian="3pt" style:font-size-complex="3pt"/>
    </style:style>
    <style:style style:name="MP4" style:family="paragraph" style:parent-style-name="Header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XorCrypt - Datei-Format und Verschlüsselungs-Tool</text:p>
            </table:table-cell>
            <table:table-cell table:style-name="Tabelle1.A1" office:value-type="string">
              <text:p text:style-name="MP2">20.01.2018 <text:s text:c="11"/>Seite <text:page-number text:select-page="current">2</text:page-number> / X</text:p>
            </table:table-cell>
          </table:table-row>
          <table:table-row>
            <table:table-cell table:style-name="Tabelle1.A2" office:value-type="string">
              <text:p text:style-name="MP3"/>
            </table:table-cell>
            <table:table-cell table:style-name="Tabelle1.A2" office:value-type="string">
              <text:p text:style-name="MP3"/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8:15:30.037377908</meta:creation-date>
    <dc:date>2018-01-20T10:28:57.372885530</dc:date>
    <meta:editing-duration>PT2H59M17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4" meta:paragraph-count="23" meta:word-count="236" meta:character-count="1893" meta:non-whitespace-character-count="1672"/>
  </office:meta>
</office:document-meta>
</file>